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65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1.2083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1.2398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698in"/>
    </style:style>
    <style:style style:name="co11" style:family="table-column">
      <style:table-column-properties fo:break-before="auto" style:column-width="0.8437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8854in"/>
    </style:style>
    <style:style style:name="co14" style:family="table-column">
      <style:table-column-properties fo:break-before="auto" style:column-width="0.2189in"/>
    </style:style>
    <style:style style:name="co15" style:family="table-column">
      <style:table-column-properties fo:break-before="auto" style:column-width="1.0528in"/>
    </style:style>
    <style:style style:name="co16" style:family="table-column">
      <style:table-column-properties fo:break-before="auto" style:column-width="0.4689in"/>
    </style:style>
    <style:style style:name="co17" style:family="table-column">
      <style:table-column-properties fo:break-before="auto" style:column-width="1.0937in"/>
    </style:style>
    <style:style style:name="co18" style:family="table-column">
      <style:table-column-properties fo:break-before="auto" style:column-width="1.2291in"/>
    </style:style>
    <style:style style:name="co19" style:family="table-column">
      <style:table-column-properties fo:break-before="auto" style:column-width="0.2811in"/>
    </style:style>
    <style:style style:name="co20" style:family="table-column">
      <style:table-column-properties fo:break-before="auto" style:column-width="1.04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order-bottom="none" style:text-align-source="fix" style:repeat-content="false" fo:background-color="transparent" fo:border-left="0.028in solid #000000" fo:border-right="0.028in solid #000000" fo:border-top="0.028in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style:text-align-source="fix" style:repeat-content="false" fo:border-left="0.028in solid #000000" fo:border-right="none" fo:border-top="non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fo:border-left="0.028in solid #000000" fo:border-right="none" fo:border-top="none"/>
    </style:style>
    <style:style style:name="ce4" style:family="table-cell" style:parent-style-name="Default" style:data-style-name="N0">
      <style:table-cell-properties fo:border-bottom="0.028in solid #000000" fo:border-left="0.028in solid #000000" fo:border-right="none" fo:border-top="none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28in solid #000000" fo:border-left="none" fo:border-right="none" fo:border-top="none"/>
    </style:style>
    <style:style style:name="ce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2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117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117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118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118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5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</style:style>
    <style:style style:name="ce1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1">
      <style:table-cell-properties fo:border-bottom="0.02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order-left="none" fo:border-right="0.028in solid #000000" fo:border-top="none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none" fo:border-right="0.028in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28in solid #000000" fo:border-left="none" fo:border-right="0.028in solid #000000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a_base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2" table:default-cell-style-name="ce5"/>
        <table:table-column table:style-name="co6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0" table:default-cell-style-name="ce5"/>
        <table:table-row table:style-name="ro1">
          <table:table-cell table:style-name="ce1" office:value-type="string" table:number-columns-spanned="12" table:number-rows-spanned="1">
            <text:p>Selection Tim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11:.E17])" office:value-type="float" office:value="350000">
            <text:p>350000.00</text:p>
          </table:table-cell>
          <table:table-cell table:style-name="ce8" office:value-type="string">
            <text:p><text:s/>=Sum X</text:p>
          </table:table-cell>
          <table:table-cell table:style-name="ce8" table:formula="of:=[.F3]*[.F3]" office:value-type="float" office:value="122500000000">
            <text:p>1225000000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11:.F17])" office:value-type="float" office:value="93">
            <text:p>93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11:.I17])" office:value-type="float" office:value="6064718.65422092">
            <text:p>6064718.65</text:p>
          </table:table-cell>
          <table:table-cell table:style-name="ce8" office:value-type="string">
            <text:p><text:s/>=SumXY</text:p>
          </table:table-cell>
          <table:table-cell table:style-name="ce11" table:formula="of:=([.F4]*[.F3]-181*[.F5])/([.H3]-181*[.F6])" office:value-type="float" office:value="0.000299894159697614">
            <text:p>0.0002999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11:.J17])" office:value-type="float" office:value="20300000000">
            <text:p>20300000000.00</text:p>
          </table:table-cell>
          <table:table-cell table:style-name="ce8" office:value-type="string">
            <text:p><text:s/>=SumXX</text:p>
          </table:table-cell>
          <table:table-cell table:style-name="ce11" table:formula="of:=([.F4]-[.H5]*[.F3])/181" office:value-type="float" office:value="-0.0660936789732877">
            <text:p>-0.0660937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style-name="ce8" table:formula="of:=RAND()*20-10" office:value-type="float" office:value="-1.42776465974748">
            <text:p>-1.43</text:p>
          </table:table-cell>
          <table:table-cell table:style-name="ce8" table:formula="of:=[.F11]+[.G11]" office:value-type="float" office:value="0.572235340252519">
            <text:p>0.57</text:p>
          </table:table-cell>
          <table:table-cell table:style-name="ce8" table:formula="of:=[.E11]*[.H11]" office:value-type="float" office:value="11444.7068050504">
            <text:p>11444.71</text:p>
          </table:table-cell>
          <table:table-cell table:style-name="ce6" table:formula="of:=[.E11]*[.E11]" office:value-type="float" office:value="400000000">
            <text:p>400000000</text:p>
          </table:table-cell>
          <table:table-cell/>
          <table:table-cell table:style-name="ce19"/>
          <table:table-cell table:style-name="ce6"/>
          <table:table-cell table:number-columns-repeated="1011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office:value-type="float" office:value="30000">
            <text:p>30000</text:p>
          </table:table-cell>
          <table:table-cell office:value-type="float" office:value="3">
            <text:p>3</text:p>
          </table:table-cell>
          <table:table-cell table:style-name="ce8" table:formula="of:=RAND()*20-10" office:value-type="float" office:value="6.68358191847801">
            <text:p>6.68</text:p>
          </table:table-cell>
          <table:table-cell table:style-name="ce8" table:formula="of:=[.F12]+[.G12]" office:value-type="float" office:value="9.68358191847801">
            <text:p>9.68</text:p>
          </table:table-cell>
          <table:table-cell table:style-name="ce8" table:formula="of:=[.E12]*[.H12]" office:value-type="float" office:value="290507.45755434">
            <text:p>290507.46</text:p>
          </table:table-cell>
          <table:table-cell table:style-name="ce6" table:formula="of:=[.E12]*[.E12]" office:value-type="float" office:value="900000000">
            <text:p>9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office:value-type="float" office:value="40000">
            <text:p>40000</text:p>
          </table:table-cell>
          <table:table-cell office:value-type="float" office:value="9">
            <text:p>9</text:p>
          </table:table-cell>
          <table:table-cell table:style-name="ce8" table:formula="of:=RAND()*20-10" office:value-type="float" office:value="1.7981509398669">
            <text:p>1.80</text:p>
          </table:table-cell>
          <table:table-cell table:style-name="ce8" table:formula="of:=[.F13]+[.G13]" office:value-type="float" office:value="10.7981509398669">
            <text:p>10.80</text:p>
          </table:table-cell>
          <table:table-cell table:style-name="ce8" table:formula="of:=[.E13]*[.H13]" office:value-type="float" office:value="431926.037594676">
            <text:p>431926.04</text:p>
          </table:table-cell>
          <table:table-cell table:style-name="ce6" table:formula="of:=[.E13]*[.E13]" office:value-type="float" office:value="1600000000">
            <text:p>16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office:value-type="float" office:value="50000">
            <text:p>50000</text:p>
          </table:table-cell>
          <table:table-cell office:value-type="float" office:value="13">
            <text:p>13</text:p>
          </table:table-cell>
          <table:table-cell table:style-name="ce8" table:formula="of:=RAND()*20-10" office:value-type="float" office:value="-3.45642637461424">
            <text:p>-3.46</text:p>
          </table:table-cell>
          <table:table-cell table:style-name="ce8" table:formula="of:=[.F14]+[.G14]" office:value-type="float" office:value="9.54357362538576">
            <text:p>9.54</text:p>
          </table:table-cell>
          <table:table-cell table:style-name="ce8" table:formula="of:=[.E14]*[.H14]" office:value-type="float" office:value="477178.681269288">
            <text:p>477178.68</text:p>
          </table:table-cell>
          <table:table-cell table:style-name="ce6" table:formula="of:=[.E14]*[.E14]" office:value-type="float" office:value="2500000000">
            <text:p>25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office:value-type="float" office:value="60000">
            <text:p>60000</text:p>
          </table:table-cell>
          <table:table-cell office:value-type="float" office:value="17">
            <text:p>17</text:p>
          </table:table-cell>
          <table:table-cell table:style-name="ce8" table:formula="of:=RAND()*20-10" office:value-type="float" office:value="-5.61584153678268">
            <text:p>-5.62</text:p>
          </table:table-cell>
          <table:table-cell table:style-name="ce8" table:formula="of:=[.F15]+[.G15]" office:value-type="float" office:value="11.3841584632173">
            <text:p>11.38</text:p>
          </table:table-cell>
          <table:table-cell table:style-name="ce8" table:formula="of:=[.E15]*[.H15]" office:value-type="float" office:value="683049.507793039">
            <text:p>683049.51</text:p>
          </table:table-cell>
          <table:table-cell table:style-name="ce6" table:formula="of:=[.E15]*[.E15]" office:value-type="float" office:value="3600000000">
            <text:p>36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office:value-type="float" office:value="70000">
            <text:p>70000</text:p>
          </table:table-cell>
          <table:table-cell office:value-type="float" office:value="21">
            <text:p>21</text:p>
          </table:table-cell>
          <table:table-cell table:style-name="ce8" table:formula="of:=RAND()*20-10" office:value-type="float" office:value="0.0545741198584437">
            <text:p>0.05</text:p>
          </table:table-cell>
          <table:table-cell table:style-name="ce8" table:formula="of:=[.F16]+[.G16]" office:value-type="float" office:value="21.0545741198584">
            <text:p>21.05</text:p>
          </table:table-cell>
          <table:table-cell table:style-name="ce8" table:formula="of:=[.E16]*[.H16]" office:value-type="float" office:value="1473820.18839009">
            <text:p>1473820.19</text:p>
          </table:table-cell>
          <table:table-cell table:style-name="ce6" table:formula="of:=[.E16]*[.E16]" office:value-type="float" office:value="4900000000">
            <text:p>49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office:value-type="float" office:value="80000">
            <text:p>80000</text:p>
          </table:table-cell>
          <table:table-cell table:style-name="ce7" office:value-type="float" office:value="28">
            <text:p>28</text:p>
          </table:table-cell>
          <table:table-cell table:style-name="ce10" table:formula="of:=RAND()*20-10" office:value-type="float" office:value="5.70990093518049">
            <text:p>5.71</text:p>
          </table:table-cell>
          <table:table-cell table:style-name="ce10" table:formula="of:=[.F17]+[.G17]" office:value-type="float" office:value="33.7099009351805">
            <text:p>33.71</text:p>
          </table:table-cell>
          <table:table-cell table:style-name="ce10" table:formula="of:=[.E17]*[.H17]" office:value-type="float" office:value="2696792.07481444">
            <text:p>2696792.07</text:p>
          </table:table-cell>
          <table:table-cell table:style-name="ce9" table:formula="of:=[.E17]*[.E17]" office:value-type="float" office:value="6400000000">
            <text:p>64000000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Selection Equation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29:.E35])" office:value-type="float" office:value="350000">
            <text:p>350000.00</text:p>
          </table:table-cell>
          <table:table-cell table:style-name="ce8" office:value-type="string">
            <text:p><text:s/>=Sum X</text:p>
          </table:table-cell>
          <table:table-cell table:style-name="ce8" table:formula="of:=[.F21]*[.F21]" office:value-type="float" office:value="122500000000">
            <text:p>1225000000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29:.F35])" office:value-type="float" office:value="61956800896">
            <text:p>61956800896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29:.I35])" office:value-type="float" office:value="3.91498660599436E+015">
            <text:p>3914986605994360.00</text:p>
          </table:table-cell>
          <table:table-cell table:style-name="ce8" office:value-type="string">
            <text:p><text:s/>=SumXY</text:p>
          </table:table-cell>
          <table:table-cell table:style-name="ce15" table:formula="of:=([.F22]*[.F21]-181*[.F23])/([.H21]-181*[.F24])" office:value-type="float" office:value="193402.695920767">
            <text:p>193402.6959207670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29:.J35])" office:value-type="float" office:value="20300000000">
            <text:p>20300000000.00</text:p>
          </table:table-cell>
          <table:table-cell table:style-name="ce8" office:value-type="string">
            <text:p><text:s/>=SumXX</text:p>
          </table:table-cell>
          <table:table-cell table:style-name="ce15" table:formula="of:=([.F22]-[.H23]*[.F21])/181" office:value-type="float" office:value="-31680346.2777258">
            <text:p>-31680346.2777258000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Equations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11]" office:value-type="float" office:value="20000">
            <text:p>20000</text:p>
          </table:table-cell>
          <table:table-cell office:value-type="float" office:value="1514845270">
            <text:p>1514845270</text:p>
          </table:table-cell>
          <table:table-cell table:style-name="ce11" table:formula="of:=(RAND()*20-10)" office:value-type="float" office:value="1.30193622317165">
            <text:p>1.3019362</text:p>
          </table:table-cell>
          <table:table-cell table:style-name="ce11" table:formula="of:=[.F29]+[.G29]" office:value-type="float" office:value="1514845271.30194">
            <text:p>1514845271.3019400</text:p>
          </table:table-cell>
          <table:table-cell table:style-name="ce11" table:formula="of:=[.E29]*[.H29]" office:value-type="float" office:value="30296905426038.7">
            <text:p>30296905426038.7000000</text:p>
          </table:table-cell>
          <table:table-cell table:style-name="ce16" table:formula="of:=[.E29]*[.E29]" office:value-type="float" office:value="400000000">
            <text:p>4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12]" office:value-type="float" office:value="30000">
            <text:p>30000</text:p>
          </table:table-cell>
          <table:table-cell office:value-type="float" office:value="3405483079">
            <text:p>3405483079</text:p>
          </table:table-cell>
          <table:table-cell table:style-name="ce11" table:formula="of:=(RAND()*20-10)" office:value-type="float" office:value="-3.74691335484385">
            <text:p>-3.7469134</text:p>
          </table:table-cell>
          <table:table-cell table:style-name="ce11" table:formula="of:=[.F30]+[.G30]" office:value-type="float" office:value="3405483075.25309">
            <text:p>3405483075.2530900</text:p>
          </table:table-cell>
          <table:table-cell table:style-name="ce11" table:formula="of:=[.E30]*[.H30]" office:value-type="float" office:value="102164492257593">
            <text:p>102164492257593.0000000</text:p>
          </table:table-cell>
          <table:table-cell table:style-name="ce16" table:formula="of:=[.E30]*[.E30]" office:value-type="float" office:value="900000000">
            <text:p>9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13]" office:value-type="float" office:value="40000">
            <text:p>40000</text:p>
          </table:table-cell>
          <table:table-cell office:value-type="float" office:value="4802450053">
            <text:p>4802450053</text:p>
          </table:table-cell>
          <table:table-cell table:style-name="ce11" table:formula="of:=(RAND()*20-10)" office:value-type="float" office:value="-5.81004579085857">
            <text:p>-5.8100458</text:p>
          </table:table-cell>
          <table:table-cell table:style-name="ce11" table:formula="of:=[.F31]+[.G31]" office:value-type="float" office:value="4802450047.18995">
            <text:p>4802450047.1899500</text:p>
          </table:table-cell>
          <table:table-cell table:style-name="ce11" table:formula="of:=[.E31]*[.H31]" office:value-type="float" office:value="192098001887598">
            <text:p>192098001887598.0000000</text:p>
          </table:table-cell>
          <table:table-cell table:style-name="ce16" table:formula="of:=[.E31]*[.E31]" office:value-type="float" office:value="1600000000">
            <text:p>16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14]" office:value-type="float" office:value="50000">
            <text:p>50000</text:p>
          </table:table-cell>
          <table:table-cell office:value-type="float" office:value="7505275585">
            <text:p>7505275585</text:p>
          </table:table-cell>
          <table:table-cell table:style-name="ce11" table:formula="of:=(RAND()*20-10)" office:value-type="float" office:value="-9.70608262345195">
            <text:p>-9.7060826</text:p>
          </table:table-cell>
          <table:table-cell table:style-name="ce11" table:formula="of:=[.F32]+[.G32]" office:value-type="float" office:value="7505275575.29392">
            <text:p>7505275575.2939200</text:p>
          </table:table-cell>
          <table:table-cell table:style-name="ce11" table:formula="of:=[.E32]*[.H32]" office:value-type="float" office:value="375263778764696">
            <text:p>375263778764696.0000000</text:p>
          </table:table-cell>
          <table:table-cell table:style-name="ce16" table:formula="of:=[.E32]*[.E32]" office:value-type="float" office:value="2500000000">
            <text:p>25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15]" office:value-type="float" office:value="60000">
            <text:p>60000</text:p>
          </table:table-cell>
          <table:table-cell office:value-type="float" office:value="10802241009">
            <text:p>10802241009</text:p>
          </table:table-cell>
          <table:table-cell table:style-name="ce11" table:formula="of:=(RAND()*20-10)" office:value-type="float" office:value="-9.81688535772264">
            <text:p>-9.8168854</text:p>
          </table:table-cell>
          <table:table-cell table:style-name="ce11" table:formula="of:=[.F33]+[.G33]" office:value-type="float" office:value="10802240999.1831">
            <text:p>10802240999.1831000</text:p>
          </table:table-cell>
          <table:table-cell table:style-name="ce11" table:formula="of:=[.E33]*[.H33]" office:value-type="float" office:value="648134459950987">
            <text:p>648134459950987.0000000</text:p>
          </table:table-cell>
          <table:table-cell table:style-name="ce16" table:formula="of:=[.E33]*[.E33]" office:value-type="float" office:value="3600000000">
            <text:p>36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16]" office:value-type="float" office:value="70000">
            <text:p>70000</text:p>
          </table:table-cell>
          <table:table-cell office:value-type="float" office:value="14709150501">
            <text:p>14709150501</text:p>
          </table:table-cell>
          <table:table-cell table:style-name="ce11" table:formula="of:=(RAND()*20-10)" office:value-type="float" office:value="1.70619318261743">
            <text:p>1.7061932</text:p>
          </table:table-cell>
          <table:table-cell table:style-name="ce11" table:formula="of:=[.F34]+[.G34]" office:value-type="float" office:value="14709150502.7062">
            <text:p>14709150502.7062000</text:p>
          </table:table-cell>
          <table:table-cell table:style-name="ce11" table:formula="of:=[.E34]*[.H34]" office:value-type="float" office:value="1.02964053518943E+015">
            <text:p>1029640535189430.0000000</text:p>
          </table:table-cell>
          <table:table-cell table:style-name="ce16" table:formula="of:=[.E34]*[.E34]" office:value-type="float" office:value="4900000000">
            <text:p>49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17]" office:value-type="float" office:value="80000">
            <text:p>80000</text:p>
          </table:table-cell>
          <table:table-cell table:style-name="ce7" office:value-type="float" office:value="19217355399">
            <text:p>19217355399</text:p>
          </table:table-cell>
          <table:table-cell table:style-name="ce12" table:formula="of:=(RAND()*20-10)" office:value-type="float" office:value="7.47520436532795">
            <text:p>7.4752044</text:p>
          </table:table-cell>
          <table:table-cell table:style-name="ce12" table:formula="of:=[.F35]+[.G35]" office:value-type="float" office:value="19217355406.4752">
            <text:p>19217355406.4752000</text:p>
          </table:table-cell>
          <table:table-cell table:style-name="ce12" table:formula="of:=[.E35]*[.H35]" office:value-type="float" office:value="1.53738843251802E+015">
            <text:p>1537388432518020.0000000</text:p>
          </table:table-cell>
          <table:table-cell table:style-name="ce17" table:formula="of:=[.E35]*[.E35]" office:value-type="float" office:value="6400000000">
            <text:p>64000000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Bubble Time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47:.E53])" office:value-type="float" office:value="350000">
            <text:p>350000.00</text:p>
          </table:table-cell>
          <table:table-cell table:style-name="ce8" office:value-type="string">
            <text:p><text:s/>=Sum X</text:p>
          </table:table-cell>
          <table:table-cell table:style-name="ce8" table:formula="of:=[.F39]*[.F39]" office:value-type="float" office:value="122500000000">
            <text:p>1225000000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47:.F53])" office:value-type="float" office:value="101">
            <text:p>101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47:.I53])" office:value-type="float" office:value="5595848.7416897">
            <text:p>5595848.74</text:p>
          </table:table-cell>
          <table:table-cell table:style-name="ce8" office:value-type="string">
            <text:p><text:s/>=SumXY</text:p>
          </table:table-cell>
          <table:table-cell table:style-name="ce11" table:formula="of:=([.F40]*[.F39]-181*[.F41])/([.H39]-181*[.F42])" office:value-type="float" office:value="0.000275212180372159">
            <text:p>0.0002752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47:.J53])" office:value-type="float" office:value="20300000000">
            <text:p>20300000000.00</text:p>
          </table:table-cell>
          <table:table-cell table:style-name="ce8" office:value-type="string">
            <text:p><text:s/>=SumXX</text:p>
          </table:table-cell>
          <table:table-cell table:style-name="ce11" table:formula="of:=([.F40]-[.H41]*[.F39])/181" office:value-type="float" office:value="0.0258328003853274">
            <text:p>0.0258328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Time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29]" office:value-type="float" office:value="20000">
            <text:p>20000</text:p>
          </table:table-cell>
          <table:table-cell office:value-type="float" office:value="1">
            <text:p>1</text:p>
          </table:table-cell>
          <table:table-cell table:style-name="ce13" table:formula="of:=(RAND()*20-10)" office:value-type="float" office:value="4.27723586093634">
            <text:p>4.277236</text:p>
          </table:table-cell>
          <table:table-cell table:style-name="ce8" table:formula="of:=[.F47]+[.G47]" office:value-type="float" office:value="5.27723586093634">
            <text:p>5.28</text:p>
          </table:table-cell>
          <table:table-cell table:style-name="ce8" table:formula="of:=[.E47]*[.H47]" office:value-type="float" office:value="105544.717218727">
            <text:p>105544.72</text:p>
          </table:table-cell>
          <table:table-cell table:style-name="ce6" table:formula="of:=[.E47]*[.E47]" office:value-type="float" office:value="400000000">
            <text:p>400000000</text:p>
          </table:table-cell>
          <table:table-cell/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30]" office:value-type="float" office:value="30000">
            <text:p>30000</text:p>
          </table:table-cell>
          <table:table-cell office:value-type="float" office:value="4">
            <text:p>4</text:p>
          </table:table-cell>
          <table:table-cell table:style-name="ce13" table:formula="of:=(RAND()*20-10)" office:value-type="float" office:value="8.53568283841014">
            <text:p>8.535683</text:p>
          </table:table-cell>
          <table:table-cell table:style-name="ce8" table:formula="of:=[.F48]+[.G48]" office:value-type="float" office:value="12.5356828384101">
            <text:p>12.54</text:p>
          </table:table-cell>
          <table:table-cell table:style-name="ce8" table:formula="of:=[.E48]*[.H48]" office:value-type="float" office:value="376070.485152304">
            <text:p>376070.49</text:p>
          </table:table-cell>
          <table:table-cell table:style-name="ce6" table:formula="of:=[.E48]*[.E48]" office:value-type="float" office:value="900000000">
            <text:p>9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31]" office:value-type="float" office:value="40000">
            <text:p>40000</text:p>
          </table:table-cell>
          <table:table-cell office:value-type="float" office:value="11">
            <text:p>11</text:p>
          </table:table-cell>
          <table:table-cell table:style-name="ce13" table:formula="of:=(RAND()*20-10)" office:value-type="float" office:value="-3.44272613991052">
            <text:p>-3.442726</text:p>
          </table:table-cell>
          <table:table-cell table:style-name="ce8" table:formula="of:=[.F49]+[.G49]" office:value-type="float" office:value="7.55727386008948">
            <text:p>7.56</text:p>
          </table:table-cell>
          <table:table-cell table:style-name="ce8" table:formula="of:=[.E49]*[.H49]" office:value-type="float" office:value="302290.954403579">
            <text:p>302290.95</text:p>
          </table:table-cell>
          <table:table-cell table:style-name="ce6" table:formula="of:=[.E49]*[.E49]" office:value-type="float" office:value="1600000000">
            <text:p>16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32]" office:value-type="float" office:value="50000">
            <text:p>50000</text:p>
          </table:table-cell>
          <table:table-cell office:value-type="float" office:value="12">
            <text:p>12</text:p>
          </table:table-cell>
          <table:table-cell table:style-name="ce13" table:formula="of:=(RAND()*20-10)" office:value-type="float" office:value="0.872693937271833">
            <text:p>0.872694</text:p>
          </table:table-cell>
          <table:table-cell table:style-name="ce8" table:formula="of:=[.F50]+[.G50]" office:value-type="float" office:value="12.8726939372718">
            <text:p>12.87</text:p>
          </table:table-cell>
          <table:table-cell table:style-name="ce8" table:formula="of:=[.E50]*[.H50]" office:value-type="float" office:value="643634.696863592">
            <text:p>643634.70</text:p>
          </table:table-cell>
          <table:table-cell table:style-name="ce6" table:formula="of:=[.E50]*[.E50]" office:value-type="float" office:value="2500000000">
            <text:p>25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33]" office:value-type="float" office:value="60000">
            <text:p>60000</text:p>
          </table:table-cell>
          <table:table-cell office:value-type="float" office:value="18">
            <text:p>18</text:p>
          </table:table-cell>
          <table:table-cell table:style-name="ce13" table:formula="of:=(RAND()*20-10)" office:value-type="float" office:value="-8.98332949262112">
            <text:p>-8.983329</text:p>
          </table:table-cell>
          <table:table-cell table:style-name="ce8" table:formula="of:=[.F51]+[.G51]" office:value-type="float" office:value="9.01667050737888">
            <text:p>9.02</text:p>
          </table:table-cell>
          <table:table-cell table:style-name="ce8" table:formula="of:=[.E51]*[.H51]" office:value-type="float" office:value="541000.230442733">
            <text:p>541000.23</text:p>
          </table:table-cell>
          <table:table-cell table:style-name="ce6" table:formula="of:=[.E51]*[.E51]" office:value-type="float" office:value="3600000000">
            <text:p>36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34]" office:value-type="float" office:value="70000">
            <text:p>70000</text:p>
          </table:table-cell>
          <table:table-cell office:value-type="float" office:value="24">
            <text:p>24</text:p>
          </table:table-cell>
          <table:table-cell table:style-name="ce13" table:formula="of:=(RAND()*20-10)" office:value-type="float" office:value="-3.08090528938919">
            <text:p>-3.080905</text:p>
          </table:table-cell>
          <table:table-cell table:style-name="ce8" table:formula="of:=[.F52]+[.G52]" office:value-type="float" office:value="20.9190947106108">
            <text:p>20.92</text:p>
          </table:table-cell>
          <table:table-cell table:style-name="ce8" table:formula="of:=[.E52]*[.H52]" office:value-type="float" office:value="1464336.62974276">
            <text:p>1464336.63</text:p>
          </table:table-cell>
          <table:table-cell table:style-name="ce6" table:formula="of:=[.E52]*[.E52]" office:value-type="float" office:value="4900000000">
            <text:p>49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35]" office:value-type="float" office:value="80000">
            <text:p>80000</text:p>
          </table:table-cell>
          <table:table-cell table:style-name="ce7" office:value-type="float" office:value="31">
            <text:p>31</text:p>
          </table:table-cell>
          <table:table-cell table:style-name="ce14" table:formula="of:=(RAND()*20-10)" office:value-type="float" office:value="-3.96286215167493">
            <text:p>-3.962862</text:p>
          </table:table-cell>
          <table:table-cell table:style-name="ce10" table:formula="of:=[.F53]+[.G53]" office:value-type="float" office:value="27.0371378483251">
            <text:p>27.04</text:p>
          </table:table-cell>
          <table:table-cell table:style-name="ce10" table:formula="of:=[.E53]*[.H53]" office:value-type="float" office:value="2162971.02786601">
            <text:p>2162971.03</text:p>
          </table:table-cell>
          <table:table-cell table:style-name="ce9" table:formula="of:=[.E53]*[.E53]" office:value-type="float" office:value="6400000000">
            <text:p>64000000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2" table:number-rows-spanned="1">
            <text:p>Bubble equations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2"/>
          <table:table-cell table:style-name="ce6"/>
          <table:table-cell table:style-name="ce8" table:number-columns-repeated="3"/>
          <table:table-cell table:style-name="ce6"/>
          <table:table-cell table:number-columns-repeated="5"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E65:.E71])" office:value-type="float" office:value="350000">
            <text:p>350000.00</text:p>
          </table:table-cell>
          <table:table-cell table:style-name="ce8" office:value-type="string">
            <text:p><text:s/>=Sum X</text:p>
          </table:table-cell>
          <table:table-cell table:style-name="ce8" table:formula="of:=[.F57]*[.F57]" office:value-type="float" office:value="122500000000">
            <text:p>122500000000.00</text:p>
          </table:table-cell>
          <table:table-cell table:style-name="ce8" office:value-type="string">
            <text:p><text:s/>=(SumX)^2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F65:.F71])" office:value-type="float" office:value="76904744927">
            <text:p>76904744927.00</text:p>
          </table:table-cell>
          <table:table-cell table:style-name="ce8" office:value-type="string">
            <text:p><text:s/>=Sum Y</text:p>
          </table:table-cell>
          <table:table-cell table:style-name="ce8" table:number-columns-repeated="2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I65:.I71])" office:value-type="float" office:value="4.90603188574732E+015">
            <text:p>4906031885747320.00</text:p>
          </table:table-cell>
          <table:table-cell table:style-name="ce8" office:value-type="string">
            <text:p><text:s/>=SumXY</text:p>
          </table:table-cell>
          <table:table-cell table:style-name="ce11" table:formula="of:=([.F58]*[.F57]-181*[.F59])/([.H57]-181*[.F60])" office:value-type="float" office:value="242433.445181546">
            <text:p>242433.4451815</text:p>
          </table:table-cell>
          <table:table-cell table:style-name="ce8" office:value-type="string">
            <text:p><text:s/>=M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formula="of:=SUM([.J65:.J71])" office:value-type="float" office:value="20300000000">
            <text:p>20300000000.00</text:p>
          </table:table-cell>
          <table:table-cell table:style-name="ce8" office:value-type="string">
            <text:p><text:s/>=SumXX</text:p>
          </table:table-cell>
          <table:table-cell table:style-name="ce11" table:formula="of:=([.F58]-[.H59]*[.F57])/181" office:value-type="float" office:value="-43905861.2516078">
            <text:p>-43905861.2516078</text:p>
          </table:table-cell>
          <table:table-cell table:style-name="ce8" office:value-type="string">
            <text:p><text:s/>= B</text:p>
          </table:table-cell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string">
            <text:p>n</text:p>
          </table:table-cell>
          <table:table-cell table:style-name="ce6" office:value-type="string">
            <text:p>Size</text:p>
          </table:table-cell>
          <table:table-cell table:style-name="ce8" office:value-type="string">
            <text:p>Equations</text:p>
          </table:table-cell>
          <table:table-cell table:style-name="ce8" office:value-type="string">
            <text:p>Error</text:p>
          </table:table-cell>
          <table:table-cell table:style-name="ce8" office:value-type="string">
            <text:p>Read the Values</text:p>
          </table:table-cell>
          <table:table-cell table:style-name="ce8" office:value-type="string">
            <text:p>x*y</text:p>
          </table:table-cell>
          <table:table-cell table:style-name="ce6" office:value-type="string">
            <text:p>x*x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/>
          <table:table-cell table:style-name="ce6" office:value-type="string">
            <text:p>x</text:p>
          </table:table-cell>
          <table:table-cell table:style-name="ce8" office:value-type="string">
            <text:p>y</text:p>
          </table:table-cell>
          <table:table-cell table:style-name="ce8"/>
          <table:table-cell table:style-name="ce8" office:value-type="string">
            <text:p>With errors</text:p>
          </table:table-cell>
          <table:table-cell table:style-name="ce8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table:number-columns-repeated="2"/>
          <table:table-cell table:style-name="ce8" table:number-columns-repeated="4"/>
          <table:table-cell table:style-name="ce6"/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1">
            <text:p>1</text:p>
          </table:table-cell>
          <table:table-cell table:formula="of:=[.E47]" office:value-type="float" office:value="20000">
            <text:p>20000</text:p>
          </table:table-cell>
          <table:table-cell office:value-type="float" office:value="1514845270">
            <text:p>1514845270</text:p>
          </table:table-cell>
          <table:table-cell table:style-name="ce8" table:formula="of:=RAND()*20-10" office:value-type="float" office:value="8.29550138674676">
            <text:p>8.30</text:p>
          </table:table-cell>
          <table:table-cell table:style-name="ce8" table:formula="of:=[.F65]+[.G65]" office:value-type="float" office:value="1514845278.2955">
            <text:p>1514845278.30</text:p>
          </table:table-cell>
          <table:table-cell table:style-name="ce8" table:formula="of:=[.E65]*[.H65]" office:value-type="float" office:value="30296905565910">
            <text:p>30296905565910.00</text:p>
          </table:table-cell>
          <table:table-cell table:style-name="ce6" table:formula="of:=[.E65]*[.E65]" office:value-type="float" office:value="400000000">
            <text:p>400000000</text:p>
          </table:table-cell>
          <table:table-cell/>
          <table:table-cell table:style-name="ce19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2">
            <text:p>2</text:p>
          </table:table-cell>
          <table:table-cell table:formula="of:=[.E48]" office:value-type="float" office:value="30000">
            <text:p>30000</text:p>
          </table:table-cell>
          <table:table-cell office:value-type="float" office:value="3405483079">
            <text:p>3405483079</text:p>
          </table:table-cell>
          <table:table-cell table:style-name="ce8" table:formula="of:=RAND()*20-10" office:value-type="float" office:value="-2.99265040550381">
            <text:p>-2.99</text:p>
          </table:table-cell>
          <table:table-cell table:style-name="ce8" table:formula="of:=[.F66]+[.G66]" office:value-type="float" office:value="3405483076.00735">
            <text:p>3405483076.01</text:p>
          </table:table-cell>
          <table:table-cell table:style-name="ce8" table:formula="of:=[.E66]*[.H66]" office:value-type="float" office:value="102164492280220">
            <text:p>102164492280220.00</text:p>
          </table:table-cell>
          <table:table-cell table:style-name="ce6" table:formula="of:=[.E66]*[.E66]" office:value-type="float" office:value="900000000">
            <text:p>9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3">
            <text:p>3</text:p>
          </table:table-cell>
          <table:table-cell table:formula="of:=[.E49]" office:value-type="float" office:value="40000">
            <text:p>40000</text:p>
          </table:table-cell>
          <table:table-cell office:value-type="float" office:value="6066696907">
            <text:p>6066696907</text:p>
          </table:table-cell>
          <table:table-cell table:style-name="ce8" table:formula="of:=RAND()*20-10" office:value-type="float" office:value="6.809326489456">
            <text:p>6.81</text:p>
          </table:table-cell>
          <table:table-cell table:style-name="ce8" table:formula="of:=[.F67]+[.G67]" office:value-type="float" office:value="6066696913.80933">
            <text:p>6066696913.81</text:p>
          </table:table-cell>
          <table:table-cell table:style-name="ce8" table:formula="of:=[.E67]*[.H67]" office:value-type="float" office:value="242667876552373">
            <text:p>242667876552373.00</text:p>
          </table:table-cell>
          <table:table-cell table:style-name="ce6" table:formula="of:=[.E67]*[.E67]" office:value-type="float" office:value="1600000000">
            <text:p>16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4">
            <text:p>4</text:p>
          </table:table-cell>
          <table:table-cell table:formula="of:=[.E50]" office:value-type="float" office:value="50000">
            <text:p>50000</text:p>
          </table:table-cell>
          <table:table-cell office:value-type="float" office:value="9475331699">
            <text:p>9475331699</text:p>
          </table:table-cell>
          <table:table-cell table:style-name="ce8" table:formula="of:=RAND()*20-10" office:value-type="float" office:value="4.06955716200173">
            <text:p>4.07</text:p>
          </table:table-cell>
          <table:table-cell table:style-name="ce8" table:formula="of:=[.F68]+[.G68]" office:value-type="float" office:value="9475331703.06956">
            <text:p>9475331703.07</text:p>
          </table:table-cell>
          <table:table-cell table:style-name="ce8" table:formula="of:=[.E68]*[.H68]" office:value-type="float" office:value="473766585153478">
            <text:p>473766585153478.00</text:p>
          </table:table-cell>
          <table:table-cell table:style-name="ce6" table:formula="of:=[.E68]*[.E68]" office:value-type="float" office:value="2500000000">
            <text:p>25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5">
            <text:p>5</text:p>
          </table:table-cell>
          <table:table-cell table:formula="of:=[.E51]" office:value-type="float" office:value="60000">
            <text:p>60000</text:p>
          </table:table-cell>
          <table:table-cell office:value-type="float" office:value="13617539670">
            <text:p>13617539670</text:p>
          </table:table-cell>
          <table:table-cell table:style-name="ce8" table:formula="of:=RAND()*20-10" office:value-type="float" office:value="-6.74405703321099">
            <text:p>-6.74</text:p>
          </table:table-cell>
          <table:table-cell table:style-name="ce8" table:formula="of:=[.F69]+[.G69]" office:value-type="float" office:value="13617539663.2559">
            <text:p>13617539663.26</text:p>
          </table:table-cell>
          <table:table-cell table:style-name="ce8" table:formula="of:=[.E69]*[.H69]" office:value-type="float" office:value="817052379795357">
            <text:p>817052379795357.00</text:p>
          </table:table-cell>
          <table:table-cell table:style-name="ce6" table:formula="of:=[.E69]*[.E69]" office:value-type="float" office:value="3600000000">
            <text:p>36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3"/>
          <table:table-cell table:number-columns-repeated="2"/>
          <table:table-cell table:style-name="ce6" office:value-type="float" office:value="6">
            <text:p>6</text:p>
          </table:table-cell>
          <table:table-cell table:formula="of:=[.E52]" office:value-type="float" office:value="70000">
            <text:p>70000</text:p>
          </table:table-cell>
          <table:table-cell office:value-type="float" office:value="18590421796">
            <text:p>18590421796</text:p>
          </table:table-cell>
          <table:table-cell table:style-name="ce8" table:formula="of:=RAND()*20-10" office:value-type="float" office:value="-2.37574158236384">
            <text:p>-2.38</text:p>
          </table:table-cell>
          <table:table-cell table:style-name="ce8" table:formula="of:=[.F70]+[.G70]" office:value-type="float" office:value="18590421793.6243">
            <text:p>18590421793.62</text:p>
          </table:table-cell>
          <table:table-cell table:style-name="ce8" table:formula="of:=[.E70]*[.H70]" office:value-type="float" office:value="1.3013295255537E+015">
            <text:p>1301329525553700.00</text:p>
          </table:table-cell>
          <table:table-cell table:style-name="ce6" table:formula="of:=[.E70]*[.E70]" office:value-type="float" office:value="4900000000">
            <text:p>4900000000</text:p>
          </table:table-cell>
          <table:table-cell/>
          <table:table-cell table:style-name="ce18"/>
          <table:table-cell table:number-columns-repeated="1012"/>
        </table:table-row>
        <table:table-row table:style-name="ro1">
          <table:table-cell table:style-name="ce4"/>
          <table:table-cell table:style-name="ce7" table:number-columns-repeated="2"/>
          <table:table-cell table:style-name="ce9" office:value-type="float" office:value="7">
            <text:p>7</text:p>
          </table:table-cell>
          <table:table-cell table:style-name="ce7" table:formula="of:=[.E53]" office:value-type="float" office:value="80000">
            <text:p>80000</text:p>
          </table:table-cell>
          <table:table-cell table:style-name="ce7" office:value-type="float" office:value="24234426506">
            <text:p>24234426506</text:p>
          </table:table-cell>
          <table:table-cell table:style-name="ce10" table:formula="of:=RAND()*20-10" office:value-type="float" office:value="4.57850131671876">
            <text:p>4.58</text:p>
          </table:table-cell>
          <table:table-cell table:style-name="ce10" table:formula="of:=[.F71]+[.G71]" office:value-type="float" office:value="24234426510.5785">
            <text:p>24234426510.58</text:p>
          </table:table-cell>
          <table:table-cell table:style-name="ce10" table:formula="of:=[.E71]*[.H71]" office:value-type="float" office:value="1.93875412084628E+015">
            <text:p>1938754120846280.00</text:p>
          </table:table-cell>
          <table:table-cell table:style-name="ce9" table:formula="of:=[.E71]*[.E71]" office:value-type="float" office:value="6400000000">
            <text:p>6400000000</text:p>
          </table:table-cell>
          <table:table-cell table:style-name="ce7"/>
          <table:table-cell table:style-name="ce20"/>
          <table:table-cell table:number-columns-repeated="1012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" table:style-name="ta2">
        <table:table-column table:style-name="co13" table:number-columns-repeated="2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14" table:default-cell-style-name="ce5"/>
        <table:table-column table:style-name="co13" table:number-columns-repeated="2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2" table:default-cell-style-name="ce5"/>
        <table:table-column table:style-name="co19" table:default-cell-style-name="ce5"/>
        <table:table-column table:style-name="co20" table:default-cell-style-name="ce5"/>
        <table:table-column table:style-name="co17" table:default-cell-style-name="ce5"/>
        <table:table-column table:style-name="co12" table:number-columns-repeated="1005" table:default-cell-style-name="ce5"/>
        <table:table-row table:style-name="ro1">
          <table:table-cell table:style-name="ce6" table:formula="of:=[Data_base.A1]" office:value-type="string" office:string-value="Selection Time" table:number-columns-spanned="2" table:number-rows-spanned="1">
            <text:p>Selection Time</text:p>
          </table:table-cell>
          <table:covered-table-cell/>
          <table:table-cell/>
          <table:table-cell table:style-name="ce6" table:formula="of:=[Data_base.A19]" office:value-type="string" office:string-value="Selection Equations" table:number-columns-spanned="2" table:number-rows-spanned="1">
            <text:p>Selection Equations</text:p>
          </table:table-cell>
          <table:covered-table-cell/>
          <table:table-cell/>
          <table:table-cell table:style-name="ce6" table:formula="of:=[Data_base.A37]" office:value-type="string" office:string-value="Bubble Time" table:number-columns-spanned="2" table:number-rows-spanned="1">
            <text:p>Bubble Time</text:p>
          </table:table-cell>
          <table:covered-table-cell/>
          <table:table-cell/>
          <table:table-cell table:style-name="ce6" table:formula="of:=[Data_base.A55]" office:value-type="string" office:string-value="Bubble equations" table:number-columns-spanned="2" table:number-rows-spanned="1">
            <text:p>Bubble equations</text:p>
          </table:table-cell>
          <table:covered-table-cell/>
          <table:table-cell table:style-name="ce6" table:number-columns-repeated="2"/>
          <table:table-cell/>
          <table:table-cell office:value-type="string">
            <text:p>Binary Time</text:p>
          </table:table-cell>
          <table:table-cell/>
          <table:table-cell office:value-type="string">
            <text:p>M=</text:p>
          </table:table-cell>
          <table:table-cell table:formula="of:=[Data_base.H41]" office:value-type="float" office:value="0.000275212180372159">
            <text:p>0.0002752122</text:p>
          </table:table-cell>
          <table:table-cell table:number-columns-repeated="1006"/>
        </table:table-row>
        <table:table-row table:style-name="ro2">
          <table:table-cell office:value-type="string">
            <text:p>Size</text:p>
          </table:table-cell>
          <table:table-cell office:value-type="string">
            <text:p>Time</text:p>
          </table:table-cell>
          <table:table-cell/>
          <table:table-cell office:value-type="string">
            <text:p>Size</text:p>
          </table:table-cell>
          <table:table-cell table:formula="of:=[Data_base.F26]" office:value-type="string" office:string-value="Equations">
            <text:p>Equations</text:p>
          </table:table-cell>
          <table:table-cell/>
          <table:table-cell office:value-type="string">
            <text:p>Size</text:p>
          </table:table-cell>
          <table:table-cell table:formula="of:=[Data_base.F44]" office:value-type="string" office:string-value="Time">
            <text:p>Time</text:p>
          </table:table-cell>
          <table:table-cell/>
          <table:table-cell office:value-type="string">
            <text:p>Size</text:p>
          </table:table-cell>
          <table:table-cell table:formula="of:=[Data_base.F62]" office:value-type="string" office:string-value="Equations">
            <text:p>Equations</text:p>
          </table:table-cell>
          <table:table-cell table:number-columns-repeated="3"/>
          <table:table-cell office:value-type="string">
            <text:p>T=mX+c</text:p>
          </table:table-cell>
          <table:table-cell/>
          <table:table-cell office:value-type="string">
            <text:p>C=</text:p>
          </table:table-cell>
          <table:table-cell table:formula="of:=[Data_base.H42]" office:value-type="float" office:value="0.0258328003853274">
            <text:p>0.0258328004</text:p>
          </table:table-cell>
          <table:table-cell table:number-columns-repeated="1006"/>
        </table:table-row>
        <table:table-row table:style-name="ro1">
          <table:table-cell table:formula="of:=[Data_base.E11]" office:value-type="float" office:value="20000">
            <text:p>20000</text:p>
          </table:table-cell>
          <table:table-cell table:formula="of:=[Data_base.F11]" office:value-type="float" office:value="2">
            <text:p>2</text:p>
          </table:table-cell>
          <table:table-cell/>
          <table:table-cell table:formula="of:=[.A3]" office:value-type="float" office:value="20000">
            <text:p>20000</text:p>
          </table:table-cell>
          <table:table-cell table:formula="of:=[Data_base.F29]" office:value-type="float" office:value="1514845270">
            <text:p>1514845270</text:p>
          </table:table-cell>
          <table:table-cell/>
          <table:table-cell table:formula="of:=[.A3]" office:value-type="float" office:value="20000">
            <text:p>20000</text:p>
          </table:table-cell>
          <table:table-cell table:formula="of:=[Data_base.F47]" office:value-type="float" office:value="1">
            <text:p>1</text:p>
          </table:table-cell>
          <table:table-cell/>
          <table:table-cell table:formula="of:=[.A3]" office:value-type="float" office:value="20000">
            <text:p>20000</text:p>
          </table:table-cell>
          <table:table-cell table:formula="of:=[Data_base.F65]" office:value-type="float" office:value="1514845270">
            <text:p>1514845270</text:p>
          </table:table-cell>
          <table:table-cell/>
          <table:table-cell office:value-type="string">
            <text:p>X=size</text:p>
          </table:table-cell>
          <table:table-cell table:number-columns-repeated="1011"/>
        </table:table-row>
        <table:table-row table:style-name="ro1">
          <table:table-cell table:formula="of:=[Data_base.E12]" office:value-type="float" office:value="30000">
            <text:p>30000</text:p>
          </table:table-cell>
          <table:table-cell table:formula="of:=[Data_base.F12]" office:value-type="float" office:value="3">
            <text:p>3</text:p>
          </table:table-cell>
          <table:table-cell/>
          <table:table-cell table:formula="of:=[.A4]" office:value-type="float" office:value="30000">
            <text:p>30000</text:p>
          </table:table-cell>
          <table:table-cell table:formula="of:=[Data_base.F30]" office:value-type="float" office:value="3405483079">
            <text:p>3405483079</text:p>
          </table:table-cell>
          <table:table-cell/>
          <table:table-cell table:formula="of:=[.A4]" office:value-type="float" office:value="30000">
            <text:p>30000</text:p>
          </table:table-cell>
          <table:table-cell table:formula="of:=[Data_base.F48]" office:value-type="float" office:value="4">
            <text:p>4</text:p>
          </table:table-cell>
          <table:table-cell/>
          <table:table-cell table:formula="of:=[.A4]" office:value-type="float" office:value="30000">
            <text:p>30000</text:p>
          </table:table-cell>
          <table:table-cell table:formula="of:=[Data_base.F66]" office:value-type="float" office:value="3405483079">
            <text:p>3405483079</text:p>
          </table:table-cell>
          <table:table-cell/>
          <table:table-cell office:value-type="string">
            <text:p>a,b,c=constant</text:p>
          </table:table-cell>
          <table:table-cell/>
          <table:table-cell office:value-type="string">
            <text:p>Binary Equations</text:p>
          </table:table-cell>
          <table:table-cell/>
          <table:table-cell office:value-type="string">
            <text:p>M=</text:p>
          </table:table-cell>
          <table:table-cell table:formula="of:=[Data_base.H59]" office:value-type="float" office:value="242433.445181546">
            <text:p>242433.445181546</text:p>
          </table:table-cell>
          <table:table-cell table:number-columns-repeated="1006"/>
        </table:table-row>
        <table:table-row table:style-name="ro2">
          <table:table-cell table:formula="of:=[Data_base.E13]" office:value-type="float" office:value="40000">
            <text:p>40000</text:p>
          </table:table-cell>
          <table:table-cell table:formula="of:=[Data_base.F13]" office:value-type="float" office:value="9">
            <text:p>9</text:p>
          </table:table-cell>
          <table:table-cell/>
          <table:table-cell table:formula="of:=[.A5]" office:value-type="float" office:value="40000">
            <text:p>40000</text:p>
          </table:table-cell>
          <table:table-cell table:formula="of:=[Data_base.F31]" office:value-type="float" office:value="4802450053">
            <text:p>4802450053</text:p>
          </table:table-cell>
          <table:table-cell/>
          <table:table-cell table:formula="of:=[.A5]" office:value-type="float" office:value="40000">
            <text:p>40000</text:p>
          </table:table-cell>
          <table:table-cell table:formula="of:=[Data_base.F49]" office:value-type="float" office:value="11">
            <text:p>11</text:p>
          </table:table-cell>
          <table:table-cell/>
          <table:table-cell table:formula="of:=[.A5]" office:value-type="float" office:value="40000">
            <text:p>40000</text:p>
          </table:table-cell>
          <table:table-cell table:formula="of:=[Data_base.F67]" office:value-type="float" office:value="6066696907">
            <text:p>6066696907</text:p>
          </table:table-cell>
          <table:table-cell/>
          <table:table-cell office:value-type="string">
            <text:p>T=time</text:p>
          </table:table-cell>
          <table:table-cell/>
          <table:table-cell office:value-type="string">
            <text:p>E=mX+c</text:p>
          </table:table-cell>
          <table:table-cell/>
          <table:table-cell office:value-type="string">
            <text:p>C=</text:p>
          </table:table-cell>
          <table:table-cell table:formula="of:=[Data_base.H60]" office:value-type="float" office:value="-43905861.2516078">
            <text:p>-43905861.2516078</text:p>
          </table:table-cell>
          <table:table-cell table:number-columns-repeated="1006"/>
        </table:table-row>
        <table:table-row table:style-name="ro1">
          <table:table-cell table:formula="of:=[Data_base.E14]" office:value-type="float" office:value="50000">
            <text:p>50000</text:p>
          </table:table-cell>
          <table:table-cell table:formula="of:=[Data_base.F14]" office:value-type="float" office:value="13">
            <text:p>13</text:p>
          </table:table-cell>
          <table:table-cell/>
          <table:table-cell table:formula="of:=[.A6]" office:value-type="float" office:value="50000">
            <text:p>50000</text:p>
          </table:table-cell>
          <table:table-cell table:formula="of:=[Data_base.F32]" office:value-type="float" office:value="7505275585">
            <text:p>7505275585</text:p>
          </table:table-cell>
          <table:table-cell/>
          <table:table-cell table:formula="of:=[.A6]" office:value-type="float" office:value="50000">
            <text:p>50000</text:p>
          </table:table-cell>
          <table:table-cell table:formula="of:=[Data_base.F50]" office:value-type="float" office:value="12">
            <text:p>12</text:p>
          </table:table-cell>
          <table:table-cell/>
          <table:table-cell table:formula="of:=[.A6]" office:value-type="float" office:value="50000">
            <text:p>50000</text:p>
          </table:table-cell>
          <table:table-cell table:formula="of:=[Data_base.F68]" office:value-type="float" office:value="9475331699">
            <text:p>9475331699</text:p>
          </table:table-cell>
          <table:table-cell/>
          <table:table-cell office:value-type="string">
            <text:p>m=Slope</text:p>
          </table:table-cell>
          <table:table-cell table:number-columns-repeated="1011"/>
        </table:table-row>
        <table:table-row table:style-name="ro1">
          <table:table-cell table:formula="of:=[Data_base.E15]" office:value-type="float" office:value="60000">
            <text:p>60000</text:p>
          </table:table-cell>
          <table:table-cell table:formula="of:=[Data_base.F15]" office:value-type="float" office:value="17">
            <text:p>17</text:p>
          </table:table-cell>
          <table:table-cell/>
          <table:table-cell table:formula="of:=[.A7]" office:value-type="float" office:value="60000">
            <text:p>60000</text:p>
          </table:table-cell>
          <table:table-cell table:formula="of:=[Data_base.F33]" office:value-type="float" office:value="10802241009">
            <text:p>10802241009</text:p>
          </table:table-cell>
          <table:table-cell/>
          <table:table-cell table:formula="of:=[.A7]" office:value-type="float" office:value="60000">
            <text:p>60000</text:p>
          </table:table-cell>
          <table:table-cell table:formula="of:=[Data_base.F51]" office:value-type="float" office:value="18">
            <text:p>18</text:p>
          </table:table-cell>
          <table:table-cell/>
          <table:table-cell table:formula="of:=[.A7]" office:value-type="float" office:value="60000">
            <text:p>60000</text:p>
          </table:table-cell>
          <table:table-cell table:formula="of:=[Data_base.F69]" office:value-type="float" office:value="13617539670">
            <text:p>13617539670</text:p>
          </table:table-cell>
          <table:table-cell/>
          <table:table-cell office:value-type="string">
            <text:p>E=equations</text:p>
          </table:table-cell>
          <table:table-cell/>
          <table:table-cell office:value-type="string">
            <text:p>Linear formula</text:p>
          </table:table-cell>
          <table:table-cell/>
          <table:table-cell office:value-type="string">
            <text:p>M=</text:p>
          </table:table-cell>
          <table:table-cell table:style-name="ce11" table:formula="of:=[Data_base.H5]" office:value-type="float" office:value="0.000299894159697614">
            <text:p>0.0002999</text:p>
          </table:table-cell>
          <table:table-cell table:number-columns-repeated="1006"/>
        </table:table-row>
        <table:table-row table:style-name="ro2">
          <table:table-cell table:formula="of:=[Data_base.E16]" office:value-type="float" office:value="70000">
            <text:p>70000</text:p>
          </table:table-cell>
          <table:table-cell table:formula="of:=[Data_base.F16]" office:value-type="float" office:value="21">
            <text:p>21</text:p>
          </table:table-cell>
          <table:table-cell/>
          <table:table-cell table:formula="of:=[.A8]" office:value-type="float" office:value="70000">
            <text:p>70000</text:p>
          </table:table-cell>
          <table:table-cell table:formula="of:=[Data_base.F34]" office:value-type="float" office:value="14709150501">
            <text:p>14709150501</text:p>
          </table:table-cell>
          <table:table-cell/>
          <table:table-cell table:formula="of:=[.A8]" office:value-type="float" office:value="70000">
            <text:p>70000</text:p>
          </table:table-cell>
          <table:table-cell table:formula="of:=[Data_base.F52]" office:value-type="float" office:value="24">
            <text:p>24</text:p>
          </table:table-cell>
          <table:table-cell/>
          <table:table-cell table:formula="of:=[.A8]" office:value-type="float" office:value="70000">
            <text:p>70000</text:p>
          </table:table-cell>
          <table:table-cell table:formula="of:=[Data_base.F70]" office:value-type="float" office:value="18590421796">
            <text:p>18590421796</text:p>
          </table:table-cell>
          <table:table-cell table:number-columns-repeated="3"/>
          <table:table-cell office:value-type="string">
            <text:p>E=mX+c</text:p>
          </table:table-cell>
          <table:table-cell/>
          <table:table-cell office:value-type="string">
            <text:p>C=</text:p>
          </table:table-cell>
          <table:table-cell table:style-name="ce11" table:formula="of:=[Data_base.H6]" office:value-type="float" office:value="-0.0660936789732877">
            <text:p>-0.0660937</text:p>
          </table:table-cell>
          <table:table-cell table:number-columns-repeated="1006"/>
        </table:table-row>
        <table:table-row table:style-name="ro1">
          <table:table-cell table:formula="of:=[Data_base.E17]" office:value-type="float" office:value="80000">
            <text:p>80000</text:p>
          </table:table-cell>
          <table:table-cell table:formula="of:=[Data_base.F17]" office:value-type="float" office:value="28">
            <text:p>28</text:p>
          </table:table-cell>
          <table:table-cell/>
          <table:table-cell table:formula="of:=[.A9]" office:value-type="float" office:value="80000">
            <text:p>80000</text:p>
          </table:table-cell>
          <table:table-cell table:formula="of:=[Data_base.F35]" office:value-type="float" office:value="19217355399">
            <text:p>19217355399</text:p>
          </table:table-cell>
          <table:table-cell/>
          <table:table-cell table:formula="of:=[.A9]" office:value-type="float" office:value="80000">
            <text:p>80000</text:p>
          </table:table-cell>
          <table:table-cell table:formula="of:=[Data_base.F53]" office:value-type="float" office:value="31">
            <text:p>31</text:p>
          </table:table-cell>
          <table:table-cell/>
          <table:table-cell table:formula="of:=[.A9]" office:value-type="float" office:value="80000">
            <text:p>80000</text:p>
          </table:table-cell>
          <table:table-cell table:formula="of:=[Data_base.F71]" office:value-type="float" office:value="24234426506">
            <text:p>24234426506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>
            <text:p>Linear formula</text:p>
          </table:table-cell>
          <table:table-cell/>
          <table:table-cell office:value-type="string">
            <text:p>M=</text:p>
          </table:table-cell>
          <table:table-cell table:formula="of:=[Data_base.H23]" office:value-type="float" office:value="193402.695920767">
            <text:p>193402.695920767</text:p>
          </table:table-cell>
          <table:table-cell table:number-columns-repeated="1006"/>
        </table:table-row>
        <table:table-row table:style-name="ro2">
          <table:table-cell table:number-columns-repeated="14"/>
          <table:table-cell office:value-type="string">
            <text:p>T=mX+c</text:p>
          </table:table-cell>
          <table:table-cell/>
          <table:table-cell office:value-type="string">
            <text:p>C=</text:p>
          </table:table-cell>
          <table:table-cell table:formula="of:=[Data_base.H24]" office:value-type="float" office:value="-31680346.2777258">
            <text:p>-31680346.2777258</text:p>
          </table:table-cell>
          <table:table-cell table:number-columns-repeated="100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" table:style-name="ta1">
        <table:table-column table:style-name="co12" table:number-columns-repeated="1024" table:default-cell-style-name="ce5"/>
        <table:table-row table:style-name="ro1">
          <table:table-cell>
            <draw:frame table:end-cell-address="Graphs.E19" table:end-x="0.3602in" table:end-y="0.0374in" draw:z-index="0" draw:name="Chart 1" draw:style-name="gr1" svg:width="3.3488in" svg:height="3.5366in" svg:x="0in" svg:y="0in">
              <draw:object draw:notify-on-update-of-ranges="Tables.A3:Tables.A9 Tables.B2:Tables.B2 Tables.B3:Tables.B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Graphs.J18" table:end-x="0.3866in" table:end-y="0.1953in" draw:z-index="1" draw:name="Chart 2" draw:style-name="gr1" svg:width="3.3335in" svg:height="3.4689in" svg:x="0.0417in" svg:y="0.0311in">
              <draw:object draw:notify-on-update-of-ranges="Tables.D3:Tables.D9 Tables.E2:Tables.E2 Tables.E3:Tables.E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Graphs.P18" table:end-x="0.4512in" table:end-y="0.1642in" draw:z-index="2" draw:name="Chart 3" draw:style-name="gr1" svg:width="4.1563in" svg:height="3.4689in" svg:x="0.0311in" svg:y="0in">
              <draw:object draw:notify-on-update-of-ranges="Tables.G3:Tables.G9 Tables.H2:Tables.H2 Tables.H3:Tables.H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Graphs.V18" table:end-x="0.4618in" table:end-y="0.1642in" draw:z-index="3" draw:name="Chart 4" draw:style-name="gr1" svg:width="4.1665in" svg:height="3.4272in" svg:x="0.0311in" svg:y="0.0417in">
              <draw:object draw:notify-on-update-of-ranges="Tables.J3:Tables.J9 Tables.K2:Tables.K2 Tables.K3:Tables.K9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0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1" table:target-range-address="Tables.A2:Tables.B9" table:display-filter-buttons="true"/>
        <table:database-range table:name="Table13" table:target-range-address="Tables.D2:Tables.E9" table:display-filter-buttons="true"/>
        <table:database-range table:name="Table135" table:target-range-address="Tables.J2:Tables.K9" table:display-filter-buttons="true"/>
        <table:database-range table:name="Table14" table:target-range-address="Tables.G2:Tables.H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number-style style:name="N116">
      <number:number number:decimal-places="10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8">04/28/2019</text:date>, <text:time>19:1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4-28T19:00:10.84</meta:creation-date>
    <meta:editing-cycles>9</meta:editing-cycles>
    <meta:editing-duration>PT18M5S</meta:editing-duration>
    <dc:date>2019-04-28T19:18:09.66</dc:date>
    <dc:creator>David Guijosa</dc:creator>
    <meta:document-statistic meta:table-count="3" meta:cell-count="393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507cm" svg:height="8.984cm" xlink:href=".." xlink:type="simple" chart:class="chart:line" chart:style-name="ch1">
        <chart:title svg:x="3.252cm" svg:y="-0.018cm" chart:style-name="ch2">
          <text:p>Selection
Time</text:p>
        </chart:title>
        <chart:plot-area chart:style-name="ch3" table:cell-range-address="Tables.A2:Tables.B9" chart:data-source-has-labels="both" svg:x="0.714cm" svg:y="1.185cm" svg:width="7.387cm" svg:height="7.692cm">
          <chartooo:coordinate-region svg:x="1.133cm" svg:y="1.371cm" svg:width="6.569cm" svg:height="6.886cm"/>
          <chart:axis chart:dimension="x" chart:name="primary-x" chart:style-name="ch4" chartooo:axis-type="text">
            <chart:categories table:cell-range-address="Tables.A3:Tables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B3:Tables.B9" chart:label-cell-address="Tables.B2:Tables.B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bles.B2:Tables.B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Tables.A3:Tables.A9</svg:desc>
                </draw:g>
              </table:table-cell>
              <table:table-cell office:value-type="float" office:value="2">
                <text:p>2</text:p>
                <draw:g>
                  <svg:desc>Tables.B3:Tables.B9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68cm" svg:height="8.812cm" xlink:href=".." xlink:type="simple" chart:class="chart:line" chart:style-name="ch1">
        <chart:title svg:x="3.139cm" svg:y="0.311cm" chart:style-name="ch2">
          <text:p>Selection 
equations</text:p>
        </chart:title>
        <chart:plot-area chart:style-name="ch3" table:cell-range-address="Tables.D2:Tables.E9" chart:data-source-has-labels="both" svg:x="-0.397cm" svg:y="1.523cm" svg:width="9.023cm" svg:height="7.187cm">
          <chartooo:coordinate-region svg:x="1.45cm" svg:y="1.709cm" svg:width="6.777cm" svg:height="6.381cm"/>
          <chart:axis chart:dimension="x" chart:name="primary-x" chart:style-name="ch4" chartooo:axis-type="text">
            <chart:categories table:cell-range-address="Tables.D3:Tables.D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E3:Tables.E9" chart:label-cell-address="Tables.E2:Tables.E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ations</text:p>
                <draw:g>
                  <svg:desc>Tables.E2:Tables.E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Tables.D3:Tables.D9</svg:desc>
                </draw:g>
              </table:table-cell>
              <table:table-cell office:value-type="float" office:value="1514845270">
                <text:p>1514845270</text:p>
                <draw:g>
                  <svg:desc>Tables.E3:Tables.E9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405483079">
                <text:p>340548307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802450053">
                <text:p>480245005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7505275585">
                <text:p>750527558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0802241009">
                <text:p>1080224100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4709150501">
                <text:p>1470915050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9217355399">
                <text:p>192173553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58cm" svg:height="8.812cm" xlink:href=".." xlink:type="simple" chart:class="chart:line" chart:style-name="ch1">
        <chart:title svg:x="4.489cm" svg:y="0.311cm" chart:style-name="ch2">
          <text:p>Bubble
 Time</text:p>
        </chart:title>
        <chart:plot-area chart:style-name="ch3" table:cell-range-address="Tables.G2:Tables.H9" chart:data-source-has-labels="both" svg:x="0.661cm" svg:y="2.354cm" svg:width="9.475cm" svg:height="5.862cm">
          <chartooo:coordinate-region svg:x="1.08cm" svg:y="2.54cm" svg:width="8.657cm" svg:height="5.056cm"/>
          <chart:axis chart:dimension="x" chart:name="primary-x" chart:style-name="ch4" chartooo:axis-type="text">
            <chart:categories table:cell-range-address="Tables.G3:Tables.G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H3:Tables.H9" chart:label-cell-address="Tables.H2:Tables.H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ables.H2:Tables.H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Tables.G3:Tables.G9</svg:desc>
                </draw:g>
              </table:table-cell>
              <table:table-cell office:value-type="float" office:value="1">
                <text:p>1</text:p>
                <draw:g>
                  <svg:desc>Tables.H3:Tables.H9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one"/>
      <style:graphic-properties svg:stroke-width="0.079cm" svg:stroke-color="#4472c4" draw:fill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584cm" svg:height="8.706cm" xlink:href=".." xlink:type="simple" chart:class="chart:line" chart:style-name="ch1">
        <chart:title svg:x="4.555cm" svg:y="0.309cm" chart:style-name="ch2">
          <text:p>Binary
Time</text:p>
        </chart:title>
        <chart:plot-area chart:style-name="ch3" table:cell-range-address="Tables.J2:Tables.K9" chart:data-source-has-labels="both" svg:x="0.661cm" svg:y="2.346cm" svg:width="9.501cm" svg:height="5.766cm">
          <chartooo:coordinate-region svg:x="2.508cm" svg:y="2.532cm" svg:width="7.255cm" svg:height="4.96cm"/>
          <chart:axis chart:dimension="x" chart:name="primary-x" chart:style-name="ch4" chartooo:axis-type="text">
            <chart:categories table:cell-range-address="Tables.J3:Tables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s.K3:Tables.K9" chart:label-cell-address="Tables.K2:Tables.K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quations</text:p>
                <draw:g>
                  <svg:desc>Tables.K2:Tables.K2</svg:desc>
                </draw:g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Tables.J3:Tables.J9</svg:desc>
                </draw:g>
              </table:table-cell>
              <table:table-cell office:value-type="float" office:value="1514845270">
                <text:p>1514845270</text:p>
                <draw:g>
                  <svg:desc>Tables.K3:Tables.K9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405483079">
                <text:p>340548307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6066696907">
                <text:p>606669690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9475331699">
                <text:p>947533169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13617539670">
                <text:p>1361753967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8590421796">
                <text:p>1859042179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4234426506">
                <text:p>242344265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